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list-style-name="List_20_1">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list-style-name="L1">
      <style:paragraph-properties fo:text-align="justify" style:justify-single-word="false"/>
      <style:text-properties fo:font-weight="normal" style:font-weight-asian="normal" style:font-weight-complex="normal"/>
    </style:style>
    <style:style style:name="P7" style:family="paragraph" style:parent-style-name="Standard" style:list-style-name="L2">
      <style:paragraph-properties fo:text-align="justify" style:justify-single-word="false"/>
      <style:text-properties fo:font-weight="normal" style:font-weight-asian="normal" style:font-weight-complex="normal"/>
    </style:style>
    <style:style style:name="P8" style:family="paragraph" style:parent-style-name="Standard" style:list-style-name="L2">
      <style:paragraph-properties fo:margin-left="0cm" fo:margin-right="0cm" fo:text-align="justify" style:justify-single-word="false" fo:text-indent="0cm" style:auto-text-indent="false"/>
      <style:text-properties fo:font-weight="normal" style:font-weight-asian="normal" style:font-weight-complex="normal"/>
    </style:style>
    <style:style style:name="P9" style:family="paragraph" style:parent-style-name="Heading_20_2">
      <style:paragraph-properties fo:break-before="page"/>
    </style:style>
    <style:style style:name="P10"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710970" text:style-name="Outline">
        <text:list-item>
          <text:h text:style-name="Heading_20_1" text:outline-level="1">Deployment and run modes</text:h>
          <text:list>
            <text:list-item>
              <text:h text:style-name="Heading_20_2" text:outline-level="2">JPPF Driver</text:h>
            </text:list-item>
          </text:list>
        </text:list-item>
      </text:list>
      <text:p text:style-name="Standard">First you will need to obtain the driver package from the <text:a xlink:type="simple" xlink:href="http://www.jppf.org/downloads.php">JPPF download page</text:a> : <text:span text:style-name="T1">JPPF-x.y.z-driver.zip</text:span>.</text:p>
      <text:p text:style-name="Standard">Unzip the file JPPF-x.y.z-driver.zip in a location where you intend to run the JPPF server from.</text:p>
      <text:p text:style-name="Standard">This zip file contains all the binaries for running the server only.</text:p>
      <text:p text:style-name="Standard">To run the driver: go to the JPPF-x.y.z-driver folder and type “<text:span text:style-name="T1">ant run</text:span>”.</text:p>
      <text:list xml:id="list36265243" text:continue-numbering="true" text:style-name="Outline">
        <text:list-item>
          <text:list>
            <text:list-item>
              <text:list>
                <text:list-item>
                  <text:h text:style-name="Heading_20_3" text:outline-level="3">JPPF Driver as a Windows Service</text:h>
                </text:list-item>
              </text:list>
            </text:list-item>
          </text:list>
        </text:list-item>
      </text:list>
      <text:p text:style-name="P1">A JPPF driver can be run as Windows Service using the Java Service Wrapper available at <text:a xlink:type="simple" xlink:href="http://wrapper.tanukisoftware.org/">Tanuki Software</text:a>.</text:p>
      <text:p text:style-name="P1">The JPPF-x.y.z-driver.zip distribution and above are prepared for this installation.</text:p>
      <text:p text:style-name="Standard"/>
      <text:p text:style-name="Standard"><text:span text:style-name="T1">To install</text:span>:</text:p>
      <text:p text:style-name="Standard"/>
      <text:list xml:id="list35700083" text:style-name="List_20_1">
        <text:list-item>
          <text:p text:style-name="P3"><text:a xlink:type="simple" xlink:href="http://wrapper.tanukisoftware.org/doc/english/download.jsp">download</text:a> the Java Service Wrapper for your platform and copy the files wrapper.exe, wrapper.dll and wrapper.jar to the JPPF driver install directory</text:p>
        </text:list-item>
        <text:list-item>
          <text:p text:style-name="P3">edit config/wrapper-driver.conf file, check that the setting for wrapper.java.command is valid (either the PATH environment must contain a Java 5 JRE, or the installation directory must be entered here)</text:p>
        </text:list-item>
        <text:list-item>
          <text:p text:style-name="P3">run the <text:span text:style-name="T1">InstallDriverService.bat</text:span> file to install the JPPF node service</text:p>
        </text:list-item>
        <text:list-item>
          <text:p text:style-name="P3">run the <text:span text:style-name="T1">UninstallDriverService.bat</text:span> file to uninstall the JPPF node service</text:p>
        </text:list-item>
      </text:list>
      <text:list xml:id="list36241887" text:continue-list="list36265243" text:style-name="Outline">
        <text:list-item>
          <text:list>
            <text:list-item>
              <text:list>
                <text:list-item>
                  <text:h text:style-name="Heading_20_3" text:outline-level="3">JPPF Driver as a Linux/Unix daemon</text:h>
                </text:list-item>
              </text:list>
            </text:list-item>
          </text:list>
        </text:list-item>
      </text:list>
      <text:p text:style-name="Standard">The JPPF driver can be run as a Linux/Unix daemon using the Java Service Wrapper available at <text:a xlink:type="simple" xlink:href="http://wrapper.tanukisoftware.org/">Tanuki Software</text:a>.</text:p>
      <text:p text:style-name="Standard">The JPPF-x.y.z-driver.zip distribution and above are prepared for this installation.</text:p>
      <text:p text:style-name="Standard"/>
      <text:p text:style-name="Standard"><text:span text:style-name="T1">To install</text:span>:</text:p>
      <text:p text:style-name="Standard"/>
      <text:list xml:id="list36244858" text:continue-list="list35700083" text:style-name="List_20_1">
        <text:list-item>
          <text:p text:style-name="P3"><text:a xlink:type="simple" xlink:href="http://wrapper.tanukisoftware.org/doc/english/download.jsp">download</text:a> the Java Service Wrapper for your platform and copy the files wrapper, libwrapper.so and wrapper.jar to the JPPF node install directory</text:p>
        </text:list-item>
        <text:list-item>
          <text:p text:style-name="P3">don't forget to set the executable bit for the JPPFDriver and wrapper script/executable</text:p>
        </text:list-item>
        <text:list-item>
          <text:p text:style-name="P3">edit config/wrapper-driver.conf file, check that the setting for wrapper.java.command is valid (either the PATH environment must contain a Java 5 JRE, or the installation directory must be entered here)</text:p>
        </text:list-item>
        <text:list-item>
          <text:p text:style-name="P3">open a terminal in the JPPF driver root install directory</text:p>
        </text:list-item>
        <text:list-item>
          <text:p text:style-name="P3">to run the driver as a daemon: <text:span text:style-name="T1">./JPPFDriver start</text:span></text:p>
        </text:list-item>
        <text:list-item>
          <text:p text:style-name="P3">to stop the driver: <text:span text:style-name="T1">./JPPFDriver stop</text:span></text:p>
        </text:list-item>
        <text:list-item>
          <text:p text:style-name="P3">to restart the driver: <text:span text:style-name="T1">./JPPFDriver restart</text:span></text:p>
        </text:list-item>
      </text:list>
      <text:list xml:id="list36270182" text:continue-list="list36241887" text:style-name="Outline">
        <text:list-item>
          <text:list>
            <text:list-item>
              <text:h text:style-name="Heading_20_2" text:outline-level="2">JPPF Node</text:h>
            </text:list-item>
          </text:list>
        </text:list-item>
      </text:list>
      <text:p text:style-name="Standard">First you will need to obtain the node package from the <text:a xlink:type="simple" xlink:href="http://www.jppf.org/downloads.php">JPPF download page</text:a> : <text:span text:style-name="T1">JPPF-x.y.z-node.zip</text:span>.</text:p>
      <text:p text:style-name="Standard">Unzip the file JPPF-x.y.z-node.zip in a location where you intend to run a JPPF node on.</text:p>
      <text:p text:style-name="Standard">This zip file contains all the binaries for running a node only.</text:p>
      <text:p text:style-name="Standard">To run the node: go to the JPPF-x.y.z-node folder and type “<text:span text:style-name="T1">ant run</text:span>”.</text:p>
      <text:list xml:id="list36248600" text:continue-numbering="true" text:style-name="Outline">
        <text:list-item>
          <text:list>
            <text:list-item>
              <text:list>
                <text:list-item>
                  <text:h text:style-name="Heading_20_3" text:outline-level="3">JPPF Node as a Windows Service</text:h>
                </text:list-item>
              </text:list>
            </text:list-item>
          </text:list>
        </text:list-item>
      </text:list>
      <text:p text:style-name="Standard">The JPPF node can be run as Windows Service using the Java Service Wrapper available at http://wrapper.tanukisoftware.org/. The JPPF-x.y.z-node.zip distribution and above are prepared for this installation.</text:p>
      <text:p text:style-name="Standard"/>
      <text:p text:style-name="Standard"><text:span text:style-name="T1">To install</text:span>:</text:p>
      <text:p text:style-name="Standard"/>
      <text:list xml:id="list36252301" text:continue-list="list36244858" text:style-name="List_20_1">
        <text:list-item>
          <text:p text:style-name="P3"><text:a xlink:type="simple" xlink:href="http://wrapper.tanukisoftware.org/doc/english/download.jsp">download</text:a> the Java Service Wrapper for your platform and copy the files wrapper.exe, wrapper.dll and wrapper.jar to the JPPF node install directory</text:p>
        </text:list-item>
        <text:list-item>
          <text:p text:style-name="P3">edit config/wrapper-node.conf file, check that the setting for wrapper.java.command is valid (either the PATH environment must contain a Java 5 JRE, or the installation directory must be entered here)</text:p>
        </text:list-item>
        <text:list-item>
          <text:p text:style-name="P3">run the <text:span text:style-name="T1">InstallNodeService.bat</text:span> file to install the JPPF node service</text:p>
        </text:list-item>
        <text:list-item>
          <text:p text:style-name="P3">run the <text:span text:style-name="T1">UninstallNodeService.bat</text:span> file to uninstall the JPPF node service</text:p>
        </text:list-item>
      </text:list>
      <text:p text:style-name="P1"/>
      <text:list xml:id="list36265406" text:continue-list="list36248600" text:style-name="Outline">
        <text:list-item>
          <text:list>
            <text:list-item>
              <text:list>
                <text:list-item>
                  <text:h text:style-name="P10" text:outline-level="3">JPPF Node as a Linux/Unix daemon</text:h>
                </text:list-item>
              </text:list>
            </text:list-item>
          </text:list>
        </text:list-item>
      </text:list>
      <text:p text:style-name="Standard">The JPPF node can be run as a Linux/Unix daemon using the Java Service Wrapper available at <text:a xlink:type="simple" xlink:href="http://wrapper.tanukisoftware.org/">Tanuki Software</text:a>.</text:p>
      <text:p text:style-name="Standard">The JPPF-x.y.z-node.zip distribution and above are prepared for this installation.</text:p>
      <text:p text:style-name="Standard"/>
      <text:p text:style-name="Standard"><text:span text:style-name="T1">To install</text:span>:</text:p>
      <text:p text:style-name="Standard"/>
      <text:list xml:id="list36253428" text:continue-list="list36252301" text:style-name="List_20_1">
        <text:list-item>
          <text:p text:style-name="P3"><text:a xlink:type="simple" xlink:href="http://wrapper.tanukisoftware.org/doc/english/download.jsp">download</text:a> the Java Service Wrapper for your platform and copy the files wrapper, libwrapper.so and wrapper.jar to the JPPF node install directory</text:p>
        </text:list-item>
        <text:list-item>
          <text:p text:style-name="P3">don't forget to set the executable bit for the JPPFNode and wrapper script/executable</text:p>
        </text:list-item>
        <text:list-item>
          <text:p text:style-name="P3">edit the config/wrapper-node.conf file, check that the setting for wrapper.java.command is valid (either the PATH environment must contain a Java 5 JRE, or the installation directory must be entered here)</text:p>
        </text:list-item>
        <text:list-item>
          <text:p text:style-name="P3">open a terminal in the JPPF node root install directory</text:p>
        </text:list-item>
        <text:list-item>
          <text:p text:style-name="P3">to run the node as a daemon: <text:span text:style-name="T1">./JPPFNode start</text:span></text:p>
        </text:list-item>
        <text:list-item>
          <text:p text:style-name="P3">to stop the node: <text:span text:style-name="T1">./JPPFNode stop</text:span></text:p>
        </text:list-item>
        <text:list-item>
          <text:p text:style-name="P3">to restart the node: <text:span text:style-name="T1">./JPPFNode restart</text:span></text:p>
        </text:list-item>
      </text:list>
      <text:p text:style-name="P2"/>
      <text:list xml:id="list36251575" text:continue-list="list36265406" text:style-name="Outline">
        <text:list-item>
          <text:list>
            <text:list-item>
              <text:list>
                <text:list-item>
                  <text:h text:style-name="Heading_20_3" text:outline-level="3">JPPF Node in “Idle Host” mode</text:h>
                </text:list-item>
              </text:list>
            </text:list-item>
          </text:list>
        </text:list-item>
      </text:list>
      <text:p text:style-name="P2">A node can be configured to run only when its host is considered idle, i.e. when no keyboard or mouse activity has occurred for a specified time. This requires additional libraries that must be downloaded separately due to licensing compatibility concerns, and used to compile and build a node add-on. Fortunately, we have automated the download and build process, to lae it as easy as possible.</text:p>
      <text:p text:style-name="P2"/>
      <text:p text:style-name="P2">To install and configure a node in idle mode:</text:p>
      <text:p text:style-name="P2"/>
      <text:list xml:id="list35706682" text:style-name="L1">
        <text:list-item>
          <text:p text:style-name="P6">download the <text:a xlink:type="simple" xlink:href="http://www.jppf.org/downloads.php">JPPF samples pack</text:a></text:p>
        </text:list-item>
        <text:list-item>
          <text:p text:style-name="P6">unzip the <text:span text:style-name="T1">JPPF-x.y.z-samples-pack.zip</text:span> anywhere on your file system</text:p>
        </text:list-item>
        <text:list-item>
          <text:p text:style-name="P6">open a command prompt or shell console in <text:span text:style-name="T1">JPPF-x.y.z-samples-pack/IdleSystem</text:span></text:p>
        </text:list-item>
        <text:list-item>
          <text:p text:style-name="P6">run the build script: “<text:span text:style-name="T1">ant jar</text:span>”, or simply “<text:span text:style-name="T1">ant</text:span>”. This will download 2 jar files “<text:span text:style-name="T1">jna.jar</text:span>” and “<text:span text:style-name="T1">platform.jar</text:span>” and create a third one “<text:span text:style-name="T1">IdleSystem.jar</text:span>”, into the <text:span text:style-name="T1">IdleSystem/lib</text:span> directory.</text:p>
        </text:list-item>
        <text:list-item>
          <text:p text:style-name="P6">when this is done, copy the 3 jar files IdleSystem/lib into your node's library directory “<text:span text:style-name="T1">JPPF-x.y.z-node/lib</text:span>”</text:p>
        </text:list-item>
        <text:list-item>
          <text:p text:style-name="P6">to configure the node to run in idle mode, open the file “<text:span text:style-name="T1">JPPF-x.y.z-node/config/jppf-node.properties</text:span>” in a text editor and create or edit the following properties:</text:p>
        </text:list-item>
      </text:list>
      <text:list xml:id="list35695226" text:style-name="L2">
        <text:list-item>
          <text:list>
            <text:list-item>
              <text:p text:style-name="P4"><text:span text:style-name="T1">jppf.idle.mode.enabled</text:span><text:span text:style-name="T2"> = true to enable the idle mode</text:span></text:p>
            </text:list-item>
            <text:list-item>
              <text:p text:style-name="P7"><text:span text:style-name="T1">jppf.idle.timeout = 6000</text:span> to configure the time of keyboard and mouse inactivity before considering the node idle, expressed in milliseconds</text:p>
            </text:list-item>
            <text:list-item>
              <text:p text:style-name="P7"><text:span text:style-name="T1">jppf.idle.poll.interval = 1000</text:span> to configure how often the node will check for inactivity, in milliseconds</text:p>
            </text:list-item>
            <text:list-item>
              <text:p text:style-name="P7"><text:span text:style-name="T1">jppf.idle.detector.factory = org.jppf.example.idlesystem.IdleTimeDetectorFactoryImpl</text:span> please do not change this!</text:p>
              <text:p text:style-name="P8"/>
            </text:list-item>
          </text:list>
        </text:list-item>
      </text:list>
      <text:list xml:id="list36254251" text:continue-list="list35706682" text:style-name="L1">
        <text:list-item>
          <text:p text:style-name="P6">when this is all done, you can start the node and it will only run when the system has been idle for the configured time, and stop as soon as any keyboard or mouse input occurs</text:p>
        </text:list-item>
      </text:list>
      <text:p text:style-name="P2"/>
      <text:p text:style-name="P2"/>
      <text:list xml:id="list36259523" text:continue-list="list36251575" text:style-name="Outline">
        <text:list-item>
          <text:list>
            <text:list-item>
              <text:h text:style-name="P9" text:outline-level="2">Running JPPF on Amazon's EC2</text:h>
              <text:list>
                <text:list-item>
                  <text:h text:style-name="Heading_20_3" text:outline-level="3">Server discovery</text:h>
                </text:list-item>
              </text:list>
            </text:list-item>
          </text:list>
        </text:list-item>
      </text:list>
      <text:p text:style-name="P2">EC2 does not allow multicast network communication, so JPPF nodes must know which server to use ahead of time instead of using the auto-discovery feature. So the server property file must set:</text:p>
      <text:p text:style-name="P2"/>
      <text:p text:style-name="Code_20_block"><text:s text:c="2"/>jppf.discovery.enabled = false</text:p>
      <text:p text:style-name="Code_20_block"><text:s text:c="2"/>jppf.peer.discovery.enabled = false</text:p>
      <text:p text:style-name="P2"/>
      <text:p text:style-name="P2">And the node property file must set:</text:p>
      <text:p text:style-name="P2"/>
      <text:p text:style-name="Code_20_block"><text:s text:c="2"/>jppf.discovery.enabled = false</text:p>
      <text:p text:style-name="Code_20_block"><text:s text:c="2"/>jppf.server.host = IP_or_DNS_hostname</text:p>
      <text:p text:style-name="P2"/>
      <text:p text:style-name="P2">Similarly the client must set:</text:p>
      <text:p text:style-name="P2"/>
      <text:p text:style-name="Code_20_block"><text:s text:c="2"/>jppf.discovery.enabled = false</text:p>
      <text:p text:style-name="Code_20_block"><text:s text:c="2"/>jppf.drivers = driverA</text:p>
      <text:p text:style-name="Code_20_block"><text:s text:c="2"/>driverA.jppf.server.host = IP_or_DNS_hostname</text:p>
      <text:p text:style-name="Code_20_block"><text:s text:c="2"/>driverA.jppf.server.port = 11111</text:p>
      <text:p text:style-name="P2"/>
      <text:p text:style-name="P2">Amazon charges for network access to a public IP, so you'll want the node to communicate with the internal 10.x.x.x address and not a public IP. More on this detail below...</text:p>
      <text:list xml:id="list36271760" text:continue-numbering="true" text:style-name="Outline">
        <text:list-item>
          <text:list>
            <text:list-item>
              <text:list>
                <text:list-item>
                  <text:h text:style-name="Heading_20_3" text:outline-level="3">Firewall configuration</text:h>
                </text:list-item>
              </text:list>
            </text:list-item>
          </text:list>
        </text:list-item>
      </text:list>
      <text:p text:style-name="P2">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list xml:id="list36258330" text:continue-numbering="true" text:style-name="Outline">
        <text:list-item>
          <text:list>
            <text:list-item>
              <text:list>
                <text:list-item>
                  <text:h text:style-name="Heading_20_3" text:outline-level="3">Instance type</text:h>
                </text:list-item>
              </text:list>
            </text:list-item>
          </text:list>
        </text:list-item>
      </text:list>
      <text:p text:style-name="P2">EC2 nodes vary the number of available cores, so you may want a different node property file for each instance type you start, with an appropriate number of threads. For instance, on a c1.xlarge instance with 8 cores, you might want to have one additional thread so the CPU would be busy if any one thread was waiting on I/O:</text:p>
      <text:p text:style-name="P2"/>
      <text:p text:style-name="Code_20_block"><text:s text:c="2"/>processing.threads = 9</text:p>
      <text:p text:style-name="P2"/>
      <text:p text:style-name="P2">If your tasks require more I/O, you may need to experiment to find the best completion rate.</text:p>
      <text:list xml:id="list36250521" text:continue-numbering="true" text:style-name="Outline">
        <text:list-item>
          <text:list>
            <text:list-item>
              <text:list>
                <text:list-item>
                  <text:h text:style-name="Heading_20_3" text:outline-level="3">IP Addresses</text:h>
                </text:list-item>
              </text:list>
            </text:list-item>
          </text:list>
        </text:list-item>
      </text:list>
      <text:p text:style-name="P2">All EC2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2"/>
      <text:p text:style-name="P2">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text:p>
      <text:p text:style-name="P2"/>
      <text:p text:style-name="P2">One solution is to use a static elastic IP that you will always associate with the JPPF driver and eat the cost of EC2 traffic. It isn't that much really...</text:p>
      <text:p text:style-name="P2"/>
      <text:p text:style-name="P2">Or you can use DNS to publish your 10.x.x.x IP address for the driver before launching nodes, and configure the node AMI to use a fixed DNS hostname.</text:p>
      <text:p text:style-name="P2"/>
      <text:p text:style-name="P2">Or you can do a little programming with the EC2 API to pass the information around. This is the recommended approach.</text:p>
      <text:p text:style-name="P2">To this effect, JPPF provides a <text:a xlink:type="simple" xlink:href="http://www.jppf.org/doc/v3/index.php?title=Configuration_file_specification_and_lookup">configuration hook</text:a>,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 There are lots of other approaches that will give you the same results – just have the server publish its location to some known location and have the node read this and dynamically create its properties instead of having a fixed fil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2H19M47S</meta:editing-duration>
    <meta:editing-cycles>20</meta:editing-cycles>
    <meta:generator>LibreOffice/3.4$Win32 LibreOffice_project/340m1$Build-402</meta:generator>
    <meta:creation-date>2009-11-21T09:14:02.13</meta:creation-date>
    <dc:date>2012-01-07T16:12:15.85</dc:date>
    <meta:document-statistic meta:table-count="0" meta:image-count="0" meta:object-count="0" meta:page-count="3" meta:paragraph-count="89" meta:word-count="1469" meta:character-count="8971" meta:non-whitespace-character-count="760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